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За гранью хаоса</text:span></text:p>
      <text:p text:style-name="P1"/>
      <text:p text:style-name="Standard"><text:span text:style-name="T2">Ты не бросай надежды юных дней !</text:span></text:p>
      <text:p text:style-name="Standard"><text:span text:style-name="T2">Ведь день однажды тот придет поверь,</text:span></text:p>
      <text:p text:style-name="Standard"><text:span text:style-name="T2">Когда средь хладных трупов будешь тлеть</text:span></text:p>
      <text:p text:style-name="Standard"><text:span text:style-name="T2">И тем глазам уже не загореть !</text:span></text:p>
      <text:p text:style-name="P1"/>
      <text:p text:style-name="P1"/>
      <text:p text:style-name="P1"/>
      <text:p text:style-name="Standard"><text:span text:style-name="T2">Все мы лишь пища для червей,</text:span></text:p>
      <text:p text:style-name="Standard"><text:span text:style-name="T2">В потоке космоса лишь небольшое эхо,</text:span></text:p>
      <text:p text:style-name="Standard"><text:span text:style-name="T2">Цветы завядшие средь белых тех полей,</text:span></text:p>
      <text:p text:style-name="Standard"><text:span text:style-name="T2">Порой парадоксальная нелепость.</text:span></text:p>
      <text:p text:style-name="P1"/>
      <text:p text:style-name="P1"/>
      <text:p text:style-name="P1"/>
      <text:p text:style-name="Standard"><text:span text:style-name="T2">Но пламя есть там где-то в нас !</text:span></text:p>
      <text:p text:style-name="Standard"><text:span text:style-name="T2">Оно то тухнет, то загорает,</text:span></text:p>
      <text:p text:style-name="Standard"><text:span text:style-name="T2">То, чем когда-то было вложено оно,</text:span></text:p>
      <text:p text:style-name="Standard"><text:span text:style-name="T2">Для каждого из нас большая тайна.</text:span></text:p>
      <text:p text:style-name="P1"/>
      <text:p text:style-name="P1"/>
      <text:p text:style-name="P1"/>
      <text:p text:style-name="Standard"><text:span text:style-name="T2">Не знаю, веришь или нет:</text:span></text:p>
      <text:p text:style-name="Standard"><text:span text:style-name="T2">Однажды в неком состоянии</text:span></text:p>
      <text:p text:style-name="Standard"><text:soft-page-break/><text:span text:style-name="T2">Мне кажется, что все же удалось,</text:span></text:p>
      <text:p text:style-name="Standard"><text:span text:style-name="T2">Коснуться грани той великой тайны</text:span></text:p>
      <text:p text:style-name="P1"/>
      <text:p text:style-name="P1"/>
      <text:p text:style-name="P1"/>
      <text:p text:style-name="Standard"><text:span text:style-name="T2">За дверью тайны вдруг увидел я</text:span></text:p>
      <text:p text:style-name="Standard"><text:span text:style-name="T2">Как хаос, что сотрясает мироздание,</text:span></text:p>
      <text:p text:style-name="Standard"><text:span text:style-name="T2">Рождает дивные симфонии</text:span></text:p>
      <text:p text:style-name="Standard"><text:span text:style-name="T2">И придает им очертания</text:span></text:p>
      <text:p text:style-name="P1"/>
      <text:p text:style-name="P1"/>
      <text:p text:style-name="P1"/>
      <text:p text:style-name="Standard"><text:span text:style-name="T2">Они бывают столь опасны и порой</text:span></text:p>
      <text:p text:style-name="Standard"><text:span text:style-name="T2">Ввергают в ужас первопроходца,</text:span></text:p>
      <text:p text:style-name="Standard"><text:span text:style-name="T2">Но есть и те, что столь наивны и просты,</text:span></text:p>
      <text:p text:style-name="Standard"><text:span text:style-name="T2">Что заставляют улыбнуться</text:span></text:p>
      <text:p text:style-name="P1"/>
      <text:p text:style-name="P1"/>
      <text:p text:style-name="P1"/>
      <text:p text:style-name="P1"/>
      <text:p text:style-name="P1"/>
      <text:p text:style-name="Standard"><text:span text:style-name="T2">Какими б не были они,</text:span></text:p>
      <text:p text:style-name="Standard"><text:span text:style-name="T2">Своей природой так прекрасны !</text:span></text:p>
      <text:p text:style-name="Standard"><text:span text:style-name="T2">И манят сущность их постичь</text:span></text:p>
      <text:p text:style-name="Standard"><text:span text:style-name="T2">В загадочном порыве танца !</text:span></text:p>
      <text:p text:style-name="P1"/>
      <text:p text:style-name="P1"><text:soft-page-break/></text:p>
      <text:p text:style-name="P1"/>
      <text:p text:style-name="Standard"><text:span text:style-name="T2">Но я решил лишь наблюдать</text:span></text:p>
      <text:p text:style-name="Standard"><text:span text:style-name="T2">И не тревожить их покоя</text:span></text:p>
      <text:p text:style-name="Standard"><text:span text:style-name="T2">И чудо, я увидел вдруг,</text:span></text:p>
      <text:p text:style-name="Standard"><text:span text:style-name="T2">Как те танцуют меж собою !</text:span></text:p>
      <text:p text:style-name="P1"/>
      <text:p text:style-name="P1"/>
      <text:p text:style-name="P1"/>
      <text:p text:style-name="Standard"><text:span text:style-name="T2">В неистовом порыве танца,</text:span></text:p>
      <text:p text:style-name="Standard"><text:span text:style-name="T2">Друг друга нежностью обвив,</text:span></text:p>
      <text:p text:style-name="Standard"><text:span text:style-name="T2">Друг другу чуждые стихии</text:span></text:p>
      <text:p text:style-name="Standard"><text:span text:style-name="T2">Рождают пламенный мотив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7" meta:word-count="192" meta:character-count="1063" meta:non-whitespace-character-count="908"/>
    <meta:generator>LibreOfficeDev/6.0.5.2$Linux_X86_64 LibreOffice_project/</meta:generator>
  </office:meta>
</office:document-meta>
</file>